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1432a0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9">
      <style:text-properties officeooo:paragraph-rsid="0014f979"/>
    </style:style>
    <style:style style:name="P14" style:family="paragraph" style:parent-style-name="Text_20_body">
      <style:text-properties officeooo:paragraph-rsid="0014f979"/>
    </style:style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>
      <style:text-properties officeooo:paragraph-rsid="0018c224"/>
    </style:style>
    <style:style style:name="P25" style:family="paragraph" style:parent-style-name="Text_20_body" style:list-style-name="L19"/>
    <style:style style:name="P26" style:family="paragraph" style:parent-style-name="Text_20_body" style:list-style-name="L19">
      <style:text-properties officeooo:paragraph-rsid="0018c224"/>
    </style:style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P32" style:family="paragraph" style:parent-style-name="Text_20_body" style:list-style-name="L24">
      <style:text-properties officeooo:paragraph-rsid="00192ae4"/>
    </style:style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19">
      <style:text-properties fo:font-size="10pt" fo:language="es" fo:country="ES" style:font-size-asian="10pt" style:font-size-complex="10pt"/>
    </style:style>
    <style:style style:name="T1" style:family="text">
      <style:text-properties officeooo:rsid="0017d666"/>
    </style:style>
    <style:style style:name="T2" style:family="text">
      <style:text-properties officeooo:rsid="001d5978"/>
    </style:style>
    <style:style style:name="T3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rograma </text:span>IFCD0210</text:p>
      <text:h text:style-name="Heading_20_1" text:outline-level="1">MÓDULO 1. MF0491_3 PROGRAMACIÓN WEB EN EL ENTORNO CLIENTE</text:h>
      <text:h text:style-name="Heading_20_2" text:outline-level="2">UNIDAD FORMATIVA 1. UF1841 ELABORACIÓN DE DOCUMENTOS WEB MEDIANTE LENGUAJES DE MARCAS</text:h>
      <text:p text:style-name="Text_20_body">UNIDAD DIDÁCTICA 1. EL PROCESO DEL DESARROLLO DE SOFTWARE</text:p>
      <text:list xml:id="list2464283316" text:style-name="L8">
        <text:list-item>
          <text:p text:style-name="P11">Modelos del ciclo de vida del software.</text:p>
        </text:list-item>
        <text:list-item>
          <text:p text:style-name="P11">Análisis y especificación de requisitos.</text:p>
        </text:list-item>
        <text:list-item>
          <text:p text:style-name="P11">Diseño.</text:p>
        </text:list-item>
        <text:list-item>
          <text:p text:style-name="P11">Implementación. Conceptos generales de desarrollo de software.</text:p>
        </text:list-item>
        <text:list-item>
          <text:p text:style-name="P11">Validación y verificación de sistemas.</text:p>
        </text:list-item>
        <text:list-item>
          <text:p text:style-name="P11">Pruebas de software.</text:p>
        </text:list-item>
        <text:list-item>
          <text:p text:style-name="P11">Calidad del software.</text:p>
        </text:list-item>
        <text:list-item>
          <text:p text:style-name="P11">Herramientas de uso común para el desarrollo de software</text:p>
        </text:list-item>
        <text:list-item>
          <text:p text:style-name="P11">Gestión de proyectos de desarrollo de software.</text:p>
        </text:list-item>
      </text:list>
      <text:p text:style-name="Text_20_body">UNIDAD DIDÁCTICA 2. LA ORIENTACIÓN A OBJETOS</text:p>
      <text:list xml:id="list1082133927" text:style-name="L9">
        <text:list-item>
          <text:p text:style-name="P12">Principios de la orientación a objetos. Comparación con la programación estructurada.</text:p>
        </text:list-item>
        <text:list-item>
          <text:p text:style-name="P12">Clases de objetos.</text:p>
        </text:list-item>
        <text:list-item>
          <text:p text:style-name="P12">Objetos.</text:p>
        </text:list-item>
        <text:list-item>
          <text:p text:style-name="P12">Herencia.</text:p>
        </text:list-item>
        <text:list-item>
          <text:p text:style-name="P12">Modularidad.</text:p>
        </text:list-item>
        <text:list-item>
          <text:p text:style-name="P12">Genericidad y sobrecarga.</text:p>
        </text:list-item>
        <text:list-item>
          <text:p text:style-name="P12">Desarrollo orientado a objetos.</text:p>
        </text:list-item>
        <text:list-item>
          <text:p text:style-name="P13">Lenguajes de modelización en el desarrollo orientado a objetos.</text:p>
        </text:list-item>
      </text:list>
      <text:p text:style-name="P14"/>
      <text:p text:style-name="Text_20_body">UNIDAD DIDÁCTICA 3. ARQUITECTURAS WEB</text:p>
      <text:list xml:id="list3416435055" text:style-name="L10">
        <text:list-item>
          <text:p text:style-name="P15">Concepto de arquitectura web.</text:p>
        </text:list-item>
        <text:list-item>
          <text:p text:style-name="P15">El modelo de capas.</text:p>
        </text:list-item>
        <text:list-item>
          <text:p text:style-name="P15">Plataformas para el desarrollo en las capas servidor.</text:p>
        </text:list-item>
        <text:list-item>
          <text:p text:style-name="P15">Herramientas de desarrollo orientadas a servidor de aplicaciones web.</text:p>
        </text:list-item>
      </text:list>
      <text:p text:style-name="Text_20_body"><text:soft-page-break/>UNIDAD DIDÁCTICA 4. LENGUAJES DE PROGRAMACIÓN DE APLICACIONES WEB EN EL LADO SERVIDOR</text:p>
      <text:list xml:id="list929664065" text:style-name="L11">
        <text:list-item>
          <text:p text:style-name="P16">Características de los lenguajes de programación web en servidor.</text:p>
        </text:list-item>
        <text:list-item>
          <text:p text:style-name="P16">Tipos y características de los lenguajes de uso común.</text:p>
        </text:list-item>
        <text:list-item>
          <text:p text:style-name="P16">Criterios en la elección de un lenguaje de programación web en servidor. Ventajas e inconvenientes.</text:p>
        </text:list-item>
        <text:list-item>
          <text:p text:style-name="P16">Características generales.</text:p>
        </text:list-item>
        <text:list-item>
          <text:p text:style-name="P16">Gestión de la configuración.</text:p>
        </text:list-item>
        <text:list-item>
          <text:p text:style-name="P16">Gestión de la seguridad.</text:p>
        </text:list-item>
        <text:list-item>
          <text:p text:style-name="P16">Gestión de errores.</text:p>
        </text:list-item>
        <text:list-item>
          <text:p text:style-name="P16">Transacciones y persistencia.</text:p>
        </text:list-item>
        <text:list-item>
          <text:p text:style-name="P16">Componentes en servidor. Ventajas e inconvenientes en el uso de contenedores de componentes.</text:p>
        </text:list-item>
        <text:list-item>
          <text:p text:style-name="P16">Modelos de desarrollo. El modelo vista controlador.</text:p>
        </text:list-item>
        <text:list-item>
          <text:p text:style-name="P16">Eventos e interfaz de usuario.</text:p>
        </text:list-item>
        <text:list-item>
          <text:p text:style-name="P16">Documentación del software. Inclusión en código fuente. Generadores de documentación.</text:p>
        </text:list-item>
      </text:list>
      <text:h text:style-name="Heading_20_2" text:outline-level="2">UNIDAD FORMATIVA 2. UF1842 DESARROLLO Y REUTILIZACIÓN DE COMPONENTESSOFTWARE Y MULTIMEDIA MEDIANTE LENGUAJES DE GUIÓN</text:h>
      <text:p text:style-name="Text_20_body">UNIDAD DIDÁCTICA 1. MODELOS DE DATOS</text:p>
      <text:list xml:id="list1989681475" text:style-name="L12">
        <text:list-item>
          <text:p text:style-name="P17">Concepto de dato. Ciclo de vida de los datos.</text:p>
        </text:list-item>
        <text:list-item>
          <text:p text:style-name="P17">Tipos de datos.</text:p>
        </text:list-item>
        <text:list-item>
          <text:p text:style-name="P17">Definición de un modelo conceptual.</text:p>
        </text:list-item>
        <text:list-item>
          <text:p text:style-name="P17">El modelo relacional.</text:p>
        </text:list-item>
        <text:list-item>
          <text:p text:style-name="P17">Construcción del modelo lógico de datos.</text:p>
        </text:list-item>
        <text:list-item>
          <text:p text:style-name="P17">El modelo físico de datos. Ficheros de datos.</text:p>
        </text:list-item>
        <text:list-item>
          <text:p text:style-name="P17">Transformación de un modelo lógico en un modelo físico de datos.</text:p>
        </text:list-item>
        <text:list-item>
          <text:p text:style-name="P17">Herramientas para la realización de modelos de datos.</text:p>
        </text:list-item>
      </text:list>
      <text:p text:style-name="Text_20_body">UNIDAD DIDÁCTICA 2. SISTEMAS DE GESTIÓN DE BASES DE DATOS (SGBD)</text:p>
      <text:list xml:id="list3714894932" text:style-name="L13">
        <text:list-item>
          <text:p text:style-name="P18">Definición de SGBD.</text:p>
        </text:list-item>
        <text:list-item>
          <text:p text:style-name="P18">Componentes de un SGDB. Estructura.</text:p>
        </text:list-item>
        <text:list-item>
          <text:p text:style-name="P18">Terminología de SGDB.</text:p>
        </text:list-item>
        <text:list-item>
          <text:p text:style-name="P18">Administración de un SGDB.</text:p>
        </text:list-item>
        <text:list-item>
          <text:p text:style-name="P18"><text:soft-page-break/>Soluciones de SGBD.</text:p>
        </text:list-item>
        <text:list-item>
          <text:p text:style-name="P18">Criterios para la selección de SGBD comerciales.</text:p>
        </text:list-item>
      </text:list>
      <text:p text:style-name="Text_20_body">UNIDAD DIDÁCTICA 3. LENGUAJES DE GESTIÓN DE BASES DE DATOS. EL ESTÁNDAR SQL</text:p>
      <text:list xml:id="list2287066734" text:style-name="L14">
        <text:list-item>
          <text:p text:style-name="P19">Descripción del estándar SQL.</text:p>
        </text:list-item>
        <text:list-item>
          <text:p text:style-name="P19">Creación de bases de datos.</text:p>
        </text:list-item>
        <text:list-item>
          <text:p text:style-name="P19">Gestión de registros en tablas.</text:p>
        </text:list-item>
        <text:list-item>
          <text:p text:style-name="P19">Consultas.</text:p>
        </text:list-item>
        <text:list-item>
          <text:p text:style-name="P19">Conversión, generación y manipulación de datos.6.</text:p>
        </text:list-item>
        <text:list-item>
          <text:p text:style-name="P19">Consultas múltiples. Uniones (joins).</text:p>
        </text:list-item>
        <text:list-item>
          <text:p text:style-name="P19">Agrupaciones.</text:p>
        </text:list-item>
        <text:list-item>
          <text:p text:style-name="P19">Vistas.</text:p>
        </text:list-item>
        <text:list-item>
          <text:p text:style-name="P19">Funciones avanzadas.</text:p>
        </text:list-item>
      </text:list>
      <text:p text:style-name="Text_20_body">UNIDAD DIDÁCTICA 4. LENGUAJES DE MARCAS DE USO COMÚN EN EL LADO SERVIDOR</text:p>
      <text:list xml:id="list1833316642" text:style-name="L15">
        <text:list-item>
          <text:p text:style-name="P20">Origen e historia de los lenguajes de marcas. El estándar XML.</text:p>
        </text:list-item>
        <text:list-item>
          <text:p text:style-name="P20">Características de XML.</text:p>
        </text:list-item>
        <text:list-item>
          <text:p text:style-name="P20">Estructura de XML.</text:p>
        </text:list-item>
        <text:list-item>
          <text:p text:style-name="P20">Estándares basados en XML.</text:p>
        </text:list-item>
        <text:list-item>
          <text:p text:style-name="P20">Análisis XML.</text:p>
        </text:list-item>
        <text:list-item>
          <text:p text:style-name="P20">Uso de XML en el intercambio de información.</text:p>
        </text:list-item>
      </text:list>
      <text:h text:style-name="Heading_20_2" text:outline-level="2">UNIDAD FORMATIVA 3. UF1843 APLICACIÓN DE TÉCNICAS DE USABILIDAD <text:s/>Y ACCESIBILIDAD EN EL ENTORNO DEL CLIENTE</text:h>
      <text:p text:style-name="Text_20_body"><text:span text:style-name="T1">U</text:span>NIDAD DIDÁCTICA 1. ARQUITECTURAS DISTRIBUIDAS ORIENTADAS A SERVICIOS</text:p>
      <text:list xml:id="list950059604" text:style-name="L16">
        <text:list-item>
          <text:p text:style-name="P21">Características generales de las arquitecturas de servicios distribuidos.</text:p>
        </text:list-item>
        <text:list-item>
          <text:p text:style-name="P21">Modelo conceptual de las arquitecturas orientadas a servicios</text:p>
        </text:list-item>
        <text:list-item>
          <text:p text:style-name="P21">Aspectos de seguridad en arquitecuturas orientadas a servicios</text:p>
        </text:list-item>
        <text:list-item>
          <text:p text:style-name="P21">Implementación de arquitecturas orientadas a servicios mediante tecnologías web</text:p>
        </text:list-item>
        <text:list-item>
          <text:p text:style-name="P21">Implementación de la seguridad en arquitecturas orientadas a servicios</text:p>
        </text:list-item>
        <text:list-item>
          <text:p text:style-name="P21">Directorios de servicios</text:p>
        </text:list-item>
      </text:list>
      <text:p text:style-name="Text_20_body">UNIDAD DIDÁCTICA 2. PROGRAMACIÓN DE SERVICIOS WEB EN ENTORNOS</text:p>
      <text:p text:style-name="Text_20_body"><text:soft-page-break/>DISTRIBUIDOS</text:p>
      <text:list xml:id="list1611386773" text:style-name="L17">
        <text:list-item>
          <text:p text:style-name="P22"><text:s/>Componentes software para el acceso a servicios distribuidos</text:p>
        </text:list-item>
        <text:list-item>
          <text:p text:style-name="P22">Programación de diferentes tipos de acceso a servicios</text:p>
        </text:list-item>
        <text:list-item>
          <text:p text:style-name="P22">Herramientas para la programación de servicios web</text:p>
        </text:list-item>
      </text:list>
      <text:h text:style-name="P1" text:outline-level="1"/>
      <text:h text:style-name="P2" text:outline-level="1">MÓDULO 2. MF0492_3 PROGRAMACIÓN WEB EN EL ENTORNO SERVIDOR</text:h>
      <text:p text:style-name="Text_20_body"/>
      <text:h text:style-name="Heading_20_2" text:outline-level="2">UNIDAD FORMATIVA 1. UF1844 DESARROLLO DE APLICACIONES WEB EN EL ENTORNO SERVIDOR</text:h>
      <text:p text:style-name="Text_20_body">UNIDAD DIDÁCTICA 1. EL PROCESO DEL DESARROLLO DE SOFTWARE</text:p>
      <text:list xml:id="list539668675" text:style-name="L18">
        <text:list-item>
          <text:p text:style-name="P23">Modelos del ciclo de vida del software.</text:p>
        </text:list-item>
        <text:list-item>
          <text:p text:style-name="P23">Análisis y especificación de requisitos.</text:p>
        </text:list-item>
        <text:list-item>
          <text:p text:style-name="P23">Diseño.</text:p>
        </text:list-item>
        <text:list-item>
          <text:p text:style-name="P23">Implementación. Conceptos generales de desarrollo de software.</text:p>
        </text:list-item>
        <text:list-item>
          <text:p text:style-name="P23">Validación y verificación de sistemas.</text:p>
        </text:list-item>
        <text:list-item>
          <text:p text:style-name="P23">Pruebas de software.</text:p>
        </text:list-item>
        <text:list-item>
          <text:p text:style-name="P23">Calidad del software.</text:p>
        </text:list-item>
        <text:list-item>
          <text:p text:style-name="P23">Herramientas de uso común para el desarrollo de software</text:p>
        </text:list-item>
        <text:list-item>
          <text:p text:style-name="P23">Gestión de proyectos de desarrollo de software.</text:p>
        </text:list-item>
      </text:list>
      <text:p text:style-name="Text_20_body">UNIDAD DIDÁCTICA 2. LA ORIENTACIÓN A OBJETOS</text:p>
      <text:list xml:id="list318701804" text:style-name="L19">
        <text:list-item>
          <text:p text:style-name="P25">Principios de la orientación a objetos. Comparación con la programación estructurada.</text:p>
          <text:list>
            <text:list-item>
              <text:p text:style-name="P36">Una diferencia importante entre la <text:span text:style-name="T3">programación estructurada</text:span> y la <text:span text:style-name="T3">programación orientada a objetos</text:span> es que la <text:span text:style-name="T3">programación estructurada</text:span> separa los datos de las funciones, mientras que la <text:span text:style-name="T3">programación orientada a objetos</text:span> define un conjunto de <text:span text:style-name="T3">objetos</text:span> donde se combina de forma modular los datos con las funciones.</text:p>
            </text:list-item>
          </text:list>
        </text:list-item>
        <text:list-item>
          <text:p text:style-name="P25">Clases de objetos.</text:p>
        </text:list-item>
        <text:list-item>
          <text:p text:style-name="P25">Objetos.</text:p>
        </text:list-item>
        <text:list-item>
          <text:p text:style-name="P25">Herencia.</text:p>
        </text:list-item>
        <text:list-item>
          <text:p text:style-name="P25">Modularidad.</text:p>
        </text:list-item>
        <text:list-item>
          <text:p text:style-name="P25">Genericidad y sobrecarga.</text:p>
        </text:list-item>
        <text:list-item>
          <text:p text:style-name="P25">Desarrollo orientado a objetos.</text:p>
        </text:list-item>
        <text:list-item>
          <text:p text:style-name="P26">Lenguajes de modelización en el desarrollo orientado a objetos.</text:p>
        </text:list-item>
      </text:list>
      <text:p text:style-name="P24">UNIDAD DIDÁCTICA 3. ARQUITECTURAS WEB</text:p>
      <text:list xml:id="list3698691281" text:style-name="L20">
        <text:list-item>
          <text:p text:style-name="P27">Concepto de arquitectura web.</text:p>
        </text:list-item>
        <text:list-item>
          <text:p text:style-name="P27">El modelo de capas.</text:p>
        </text:list-item>
        <text:list-item>
          <text:p text:style-name="P27">Plataformas para el desarrollo en las capas servidor.</text:p>
        </text:list-item>
        <text:list-item>
          <text:p text:style-name="P27"><text:soft-page-break/>Herramientas de desarrollo orientadas a servidor de aplicaciones web.</text:p>
        </text:list-item>
      </text:list>
      <text:p text:style-name="Text_20_body">UNIDAD DIDÁCTICA 4. LENGUAJES DE PROGRAMACIÓN DE APLICACIONES WEB EN EL LADO SERVIDOR</text:p>
      <text:list xml:id="list593532911" text:style-name="L21">
        <text:list-item>
          <text:p text:style-name="P28">Características de los lenguajes de programación web en servidor.</text:p>
        </text:list-item>
        <text:list-item>
          <text:p text:style-name="P28">Tipos y características de los lenguajes de uso común.</text:p>
        </text:list-item>
        <text:list-item>
          <text:p text:style-name="P28">Criterios en la elección de un lenguaje de programación web en servidor. Ventajas e inconvenientes.</text:p>
        </text:list-item>
        <text:list-item>
          <text:p text:style-name="P28">Características generales.</text:p>
        </text:list-item>
        <text:list-item>
          <text:p text:style-name="P28">Gestión de la configuración.</text:p>
        </text:list-item>
        <text:list-item>
          <text:p text:style-name="P28">Gestión de la seguridad.</text:p>
        </text:list-item>
        <text:list-item>
          <text:p text:style-name="P28">Gestión de errores.</text:p>
        </text:list-item>
        <text:list-item>
          <text:p text:style-name="P28">Transacciones y persistencia.</text:p>
        </text:list-item>
        <text:list-item>
          <text:p text:style-name="P28">Componentes en servidor. Ventajas e inconvenientes en el uso de contenedores de componentes.</text:p>
        </text:list-item>
        <text:list-item>
          <text:p text:style-name="P28">Modelos de desarrollo. El modelo vista controlador.</text:p>
        </text:list-item>
        <text:list-item>
          <text:p text:style-name="P28">Eventos e interfaz de usuario.</text:p>
        </text:list-item>
        <text:list-item>
          <text:p text:style-name="P28">Documentación del software. Inclusión en código fuente. Generadores de documentación.</text:p>
        </text:list-item>
      </text:list>
      <text:h text:style-name="Heading_20_2" text:outline-level="2">UNIDAD FORMATIVA 2. UF1845 ACCESO A DATOS EN APLICACIONES WEB DEL ENTORNO SERVIDOR</text:h>
      <text:p text:style-name="Text_20_body">UNIDAD DIDÁCTICA 1. MODELOS DE DATOS</text:p>
      <text:list xml:id="list4187315676" text:style-name="L22">
        <text:list-item>
          <text:p text:style-name="P29">Concepto de dato. Ciclo de vida de los datos.</text:p>
        </text:list-item>
        <text:list-item>
          <text:p text:style-name="P29">Tipos de datos.</text:p>
        </text:list-item>
        <text:list-item>
          <text:p text:style-name="P29">Definición de un modelo conceptual.</text:p>
        </text:list-item>
        <text:list-item>
          <text:p text:style-name="P29">El modelo relacional.</text:p>
        </text:list-item>
        <text:list-item>
          <text:p text:style-name="P29">Construcción del modelo lógico de datos.</text:p>
        </text:list-item>
        <text:list-item>
          <text:p text:style-name="P29">El modelo físico de datos. Ficheros de datos.</text:p>
        </text:list-item>
        <text:list-item>
          <text:p text:style-name="P29">Transformación de un modelo lógico en un modelo físico de datos.</text:p>
        </text:list-item>
        <text:list-item>
          <text:p text:style-name="P29">Herramientas para la realización de modelos de datos.</text:p>
        </text:list-item>
      </text:list>
      <text:p text:style-name="Text_20_body">UNIDAD DIDÁCTICA 2. SISTEMAS DE GESTIÓN DE BASES DE DATOS (SGBD)</text:p>
      <text:list xml:id="list526296499" text:style-name="L23">
        <text:list-item>
          <text:p text:style-name="P30">Definición de SGBD.</text:p>
        </text:list-item>
        <text:list-item>
          <text:p text:style-name="P30">Componentes de un SGDB. Estructura.</text:p>
        </text:list-item>
        <text:list-item>
          <text:p text:style-name="P30">Terminología de SGDB.</text:p>
        </text:list-item>
        <text:list-item>
          <text:p text:style-name="P30"><text:soft-page-break/>Administración de un SGDB.</text:p>
        </text:list-item>
        <text:list-item>
          <text:p text:style-name="P30">Soluciones de SGBD.</text:p>
        </text:list-item>
        <text:list-item>
          <text:p text:style-name="P30">Criterios para la selección de SGBD comerciales.</text:p>
        </text:list-item>
      </text:list>
      <text:p text:style-name="Text_20_body">UNIDAD DIDÁCTICA 3. LENGUAJES DE GESTIÓN DE BASES DE DATOS. EL ESTÁNDAR SQL</text:p>
      <text:list xml:id="list3235601353" text:style-name="L24">
        <text:list-item>
          <text:p text:style-name="P31">Descripción del estándar SQL.</text:p>
        </text:list-item>
        <text:list-item>
          <text:p text:style-name="P31">Creación de bases de datos.</text:p>
        </text:list-item>
        <text:list-item>
          <text:p text:style-name="P31">Gestión de registros en tablas.</text:p>
        </text:list-item>
        <text:list-item>
          <text:p text:style-name="P31">Consultas.</text:p>
        </text:list-item>
        <text:list-item>
          <text:p text:style-name="P32">Conversión, generación y manipulación de datos.</text:p>
        </text:list-item>
        <text:list-item>
          <text:p text:style-name="P31">Consultas múltiples. Uniones (joins).</text:p>
        </text:list-item>
        <text:list-item>
          <text:p text:style-name="P31">Agrupaciones.</text:p>
        </text:list-item>
        <text:list-item>
          <text:p text:style-name="P31">Vistas.</text:p>
        </text:list-item>
        <text:list-item>
          <text:p text:style-name="P31">Funciones avanzadas.</text:p>
        </text:list-item>
      </text:list>
      <text:p text:style-name="Text_20_body">UNIDAD DIDÁCTICA 4. LENGUAJES DE MARCAS DE USO COMÚN EN EL LADO SERVIDOR</text:p>
      <text:list xml:id="list104956597" text:style-name="L25">
        <text:list-item>
          <text:p text:style-name="P33">Origen e historia de los lenguajes de marcas. El estándar XML.</text:p>
        </text:list-item>
        <text:list-item>
          <text:p text:style-name="P33">Características de XML.</text:p>
        </text:list-item>
        <text:list-item>
          <text:p text:style-name="P33">Estructura de XML.</text:p>
        </text:list-item>
        <text:list-item>
          <text:p text:style-name="P33">Estándares basados en XML.</text:p>
        </text:list-item>
        <text:list-item>
          <text:p text:style-name="P33">Análisis XML.</text:p>
        </text:list-item>
        <text:list-item>
          <text:p text:style-name="P33">Uso de XML en el intercambio de información.</text:p>
        </text:list-item>
      </text:list>
      <text:h text:style-name="Heading_20_2" text:outline-level="2">UNIDAD FORMATIVA 3. UF1846 DESARROLLO DE APLICACIONES WEB DISTRIBUIDAS</text:h>
      <text:p text:style-name="Text_20_body">UNIDAD DIDÁCTICA 1. ARQUITECTURAS DISTRIBUIDAS ORIENTADAS A SERVICIOS</text:p>
      <text:list xml:id="list2280704192" text:style-name="L26">
        <text:list-item>
          <text:p text:style-name="P34">Características generales de las arquitecturas de servicios distribuidos.</text:p>
        </text:list-item>
        <text:list-item>
          <text:p text:style-name="P34">Modelo conceptual de las arquitecturas orientadas a servicios</text:p>
        </text:list-item>
        <text:list-item>
          <text:p text:style-name="P34">Aspectos de seguridad en arquitecuturas orientadas a servicios</text:p>
        </text:list-item>
        <text:list-item>
          <text:p text:style-name="P34">Implementación de arquitecturas orientadas a servicios mediante tecnologías web</text:p>
        </text:list-item>
        <text:list-item>
          <text:p text:style-name="P34">Implementación de la seguridad en arquitecturas orientadas a servicios</text:p>
        </text:list-item>
        <text:list-item>
          <text:p text:style-name="P34">Directorios de servicios</text:p>
        </text:list-item>
      </text:list>
      <text:p text:style-name="Text_20_body">UNIDAD DIDÁCTICA 2. PROGRAMACIÓN DE SERVICIOS WEB EN ENTORNOS</text:p>
      <text:p text:style-name="Text_20_body"><text:soft-page-break/>DISTRIBUIDOS</text:p>
      <text:list xml:id="list2667928312" text:style-name="L27">
        <text:list-item>
          <text:p text:style-name="P35">Componentes software para el acceso a servicios distribuidos</text:p>
        </text:list-item>
        <text:list-item>
          <text:p text:style-name="P35">Programación de diferentes tipos de acceso a servicios</text:p>
        </text:list-item>
        <text:list-item>
          <text:p text:style-name="P35">Herramientas para la programación de servicios web</text:p>
        </text:list-item>
      </text:list>
      <text:h text:style-name="P1" text:outline-level="1"/>
      <text:h text:style-name="P2" text:outline-level="1">MÓDULO 3. MF0493_3 IMPLANTACIÓN DE APLICACIONES WEB EN ENTORNOS INTERNET, INTRANET Y EXTRANET</text:h>
      <text:h text:style-name="Heading_20_3" text:outline-level="3">UNIDAD DIDÁCTICA 1. INTERNET</text:h>
      <text:list xml:id="list1857385583" text:style-name="L1">
        <text:list-item>
          <text:p text:style-name="P3">Breve historia y origen de Internet.</text:p>
        </text:list-item>
        <text:list-item>
          <text:p text:style-name="P3">Principales servicios ofrecidos por Internet.</text:p>
        </text:list-item>
        <text:list-item>
          <text:p text:style-name="P3">La tecnología de Internet.</text:p>
        </text:list-item>
        <text:list-item>
          <text:p text:style-name="P3">Redes TCP/IP.</text:p>
        </text:list-item>
        <text:list-item>
          <text:p text:style-name="P3">Consideraciones de seguridad. Cortafuegos.</text:p>
        </text:list-item>
      </text:list>
      <text:h text:style-name="Heading_20_3" text:outline-level="3">UNIDAD DIDÁCTICA 2. LA WORLD WIDE WEB</text:h>
      <text:list xml:id="list3791829355" text:style-name="L2">
        <text:list-item>
          <text:p text:style-name="P4">Breve historia de la World Wide Web.</text:p>
        </text:list-item>
        <text:list-item>
          <text:p text:style-name="P4">Arquitectura general de la Web.</text:p>
        </text:list-item>
        <text:list-item>
          <text:p text:style-name="P4">El cliente web.</text:p>
        </text:list-item>
        <text:list-item>
          <text:p text:style-name="P4">Servidores web.</text:p>
        </text:list-item>
        <text:list-item>
          <text:p text:style-name="P4">Servidores de aplicaciones.</text:p>
        </text:list-item>
        <text:list-item>
          <text:p text:style-name="P5">Servidores de bases de datos.</text:p>
        </text:list-item>
        <text:list-item>
          <text:p text:style-name="P5">Servidores complementarios en una arquitectura web.</text:p>
        </text:list-item>
        <text:list-item>
          <text:p text:style-name="P4">Características.</text:p>
        </text:list-item>
        <text:list-item>
          <text:p text:style-name="P4">Infraestructura hardware y software para servidores de Internet.</text:p>
        </text:list-item>
      </text:list>
      <text:h text:style-name="Heading_20_3" text:outline-level="3">UNIDAD DIDÁCTICA 3. APLICACIONES WEB</text:h>
      <text:list xml:id="list1926691482" text:style-name="L3">
        <text:list-item>
          <text:p text:style-name="P6">Evolución y tipos de aplicaciones informáticas.</text:p>
        </text:list-item>
        <text:list-item>
          <text:p text:style-name="P6">Tecnologías de desarrollo de aplicaciones.</text:p>
        </text:list-item>
        <text:list-item>
          <text:p text:style-name="P6">Tecnologías específicas para el desarrollo web.</text:p>
        </text:list-item>
      </text:list>
      <text:h text:style-name="Heading_20_3" text:outline-level="3">UNIDAD DIDÁCTICA 4. DESARROLLO Y DESPLIEGUE DE APLICACIONES WEB</text:h>
      <text:list xml:id="list939967332" text:style-name="L4">
        <text:list-item>
          <text:p text:style-name="P7">Modelos básicos de desarrollo de aplicaciones web. El modelo vista-controlador (MVC).</text:p>
        </text:list-item>
        <text:list-item>
          <text:p text:style-name="P7">Herramientas de desarrollo web de uso común.</text:p>
        </text:list-item>
        <text:list-item>
          <text:p text:style-name="P7">Políticas de desarrollo y pruebas de aplicaciones web.</text:p>
        </text:list-item>
        <text:list-item>
          <text:p text:style-name="P7">Seguridad en una aplicación web.</text:p>
        </text:list-item>
        <text:list-item>
          <text:p text:style-name="P7">Certificados digitales.</text:p>
        </text:list-item>
        <text:list-item>
          <text:p text:style-name="P7"><text:soft-page-break/>Despliegue de aplicaciones web.</text:p>
        </text:list-item>
      </text:list>
      <text:h text:style-name="Heading_20_3" text:outline-level="3">UNIDAD DIDÁCTICA 5. VERIFICACIÓN DE APLICACIONES WEB</text:h>
      <text:list xml:id="list2718439713" text:style-name="L5">
        <text:list-item>
          <text:p text:style-name="P8">Características de un proceso de pruebas.</text:p>
        </text:list-item>
        <text:list-item>
          <text:p text:style-name="P8">Tipos de pruebas.</text:p>
        </text:list-item>
        <text:list-item>
          <text:p text:style-name="P8">Estadísticas.</text:p>
        </text:list-item>
        <text:list-item>
          <text:p text:style-name="P8">Diseño y planificación de pruebas. Estrategias de uso común..</text:p>
        </text:list-item>
        <text:list-item>
          <text:p text:style-name="P8">Consideraciones de confidencialidad. Pruebas con datos personales.</text:p>
        </text:list-item>
        <text:list-item>
          <text:p text:style-name="P8">Automatización de pruebas. Herramientas.</text:p>
        </text:list-item>
      </text:list>
      <text:h text:style-name="Heading_20_3" text:outline-level="3">UNIDAD DIDÁCTICA 6. CONTROL DE VERSIONES</text:h>
      <text:list xml:id="list2128123541" text:style-name="L6">
        <text:list-item>
          <text:p text:style-name="P9">Definición.</text:p>
        </text:list-item>
        <text:list-item>
          <text:p text:style-name="P9">Características generales.</text:p>
        </text:list-item>
        <text:list-item>
          <text:p text:style-name="P9">Tipos de control de versiones.</text:p>
        </text:list-item>
        <text:list-item>
          <text:p text:style-name="P9">Mecanismos de control de versiones</text:p>
        </text:list-item>
        <text:list-item>
          <text:p text:style-name="P9">Operaciones atómicas</text:p>
        </text:list-item>
        <text:list-item>
          <text:p text:style-name="P9">Buenas prácticas en control de versiones.</text:p>
        </text:list-item>
        <text:list-item>
          <text:p text:style-name="P9">Herramientas de control de versiones de uso común.</text:p>
        </text:list-item>
        <text:list-item>
          <text:p text:style-name="P9">Integración del control de versiones en herramientas de uso común.</text:p>
        </text:list-item>
      </text:list>
      <text:h text:style-name="Heading_20_3" text:outline-level="3">UNIDAD DIDÁCTICA 7. DOCUMENTACIÓN DE APLICACIONES WEB</text:h>
      <text:list xml:id="list736580675" text:style-name="L7">
        <text:list-item>
          <text:p text:style-name="P10">Características generales de la documentación. Importancia en el ciclo de vida software</text:p>
        </text:list-item>
        <text:list-item>
          <text:p text:style-name="P10">Organización y estructura básica de documentos.</text:p>
        </text:list-item>
        <text:list-item>
          <text:p text:style-name="P10">Gestión de versiones de documentos.</text:p>
        </text:list-item>
        <text:list-item>
          <text:p text:style-name="P10">Tipos de documentación.</text:p>
        </text:list-item>
        <text:list-item>
          <text:p text:style-name="P10">Formatos de documentación.</text:p>
        </text:list-item>
        <text:list-item>
          <text:p text:style-name="P10">Estándares de documentación.</text:p>
        </text:list-item>
        <text:list-item>
          <text:p text:style-name="P10">Herramientas de documentación.</text:p>
        </text:list-item>
        <text:list-item>
          <text:p text:style-name="P10">Buenas prácticas en documentació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1:17:49.357433132</meta:creation-date>
    <dc:date>2022-07-19T12:10:56.493926020</dc:date>
    <meta:editing-duration>PT42M1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0" meta:paragraph-count="227" meta:word-count="1593" meta:character-count="10229" meta:non-whitespace-character-count="9049"/>
  </office:meta>
</office:document-meta>
</file>